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TauBench execu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 Counts</text:p>
          </table:table-cell>
          <table:table-cell table:style-name="Default" table:number-columns-repeated="2"/>
          <table:table-cell office:value-type="string" calcext:value-type="string">
            <text:p>TauBench Execution</text:p>
          </table:table-cell>
          <table:table-cell table:formula="of:=AVERAGE([.G2:.J2])" office:value-type="float" office:value="6.3745" calcext:value-type="float">
            <text:p>6.3745</text:p>
          </table:table-cell>
          <table:table-cell/>
          <table:table-cell table:style-name="ce3" office:value-type="float" office:value="6.362" calcext:value-type="float">
            <text:p>6.362</text:p>
          </table:table-cell>
          <table:table-cell table:style-name="ce3" office:value-type="float" office:value="6.361" calcext:value-type="float">
            <text:p>6.361</text:p>
          </table:table-cell>
          <table:table-cell table:style-name="ce3" office:value-type="float" office:value="6.392" calcext:value-type="float">
            <text:p>6.392</text:p>
          </table:table-cell>
          <table:table-cell table:style-name="ce3" office:value-type="float" office:value="6.383" calcext:value-type="float">
            <text:p>6.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office:value-type="string" calcext:value-type="string">
            <text:p>TauBench Re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3]*4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formula="of:=[.A4]*4" office:value-type="float" office:value="192" calcext:value-type="float">
            <text:p>19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formula="of:=[.A5]*4" office:value-type="float" office:value="768" calcext:value-type="float">
            <text:p>768</text:p>
          </table:table-cell>
          <table:table-cell table:style-name="Default" table:number-columns-repeated="2"/>
          <table:table-cell office:value-type="string" calcext:value-type="string">
            <text:p>Sqrt(Volume)</text:p>
          </table:table-cell>
          <table:table-cell office:value-type="float" office:value="1.54202604610418" calcext:value-type="float">
            <text:p>1.5420260461</text:p>
          </table:table-cell>
          <table:table-cell table:number-columns-repeated="5"/>
        </table:table-row>
        <table:table-row table:style-name="ro1">
          <table:table-cell table:formula="of:=[.A6]*4" office:value-type="float" office:value="3072" calcext:value-type="float">
            <text:p>3072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ce1" office:value-type="string" calcext:value-type="string">
            <text:p>Execution Time (s)</text:p>
          </table:table-cell>
          <table:table-cell/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office:value-type="string" calcext:value-type="string">
            <text:p>Work Units</text:p>
          </table:table-cell>
          <table:table-cell table:style-name="ce1" office:value-type="string" calcext:value-type="string">
            <text:p>Time (s)</text:p>
          </table:table-cell>
          <table:table-cell table:number-columns-repeated="2"/>
        </table:table-row>
        <table:table-row table:style-name="ro1">
          <table:table-cell table:formula="of:=1/SQRT([.A3]*([.$B$10]+1)^2)" office:value-type="float" office:value="0.288675134594813" calcext:value-type="float">
            <text:p>0.2886751346</text:p>
          </table:table-cell>
          <table:table-cell office:value-type="float" office:value="0.0000322858129594504" calcext:value-type="float">
            <text:p>3.23E-05</text:p>
          </table:table-cell>
          <table:table-cell office:value-type="float" office:value="0.111577" calcext:value-type="float">
            <text:p>0.111577</text:p>
          </table:table-cell>
          <table:table-cell/>
          <table:table-cell table:formula="of:=[.A12]" office:value-type="float" office:value="0.288675134594813" calcext:value-type="float">
            <text:p>0.2886751346</text:p>
          </table:table-cell>
          <table:table-cell table:formula="of:=SQRT([.B12])/[.$E$6]" office:value-type="float" office:value="0.00368480197887934" calcext:value-type="float">
            <text:p>0.003684802</text:p>
          </table:table-cell>
          <table:table-cell table:formula="of:=[.C12]/[.$E$2]" office:value-type="float" office:value="0.0175036473448898" calcext:value-type="float">
            <text:p>0.0175036473</text:p>
          </table:table-cell>
          <table:table-cell table:formula="of:=[.G12]*[.$E$3]" office:value-type="float" office:value="0.087518236724449" calcext:value-type="float">
            <text:p>0.0875182367</text:p>
          </table:table-cell>
          <table:table-cell table:number-columns-repeated="2"/>
        </table:table-row>
        <table:table-row table:style-name="ro1">
          <table:table-cell table:formula="of:=1/SQRT([.A4]*([.$B$10]+1)^2)" office:value-type="float" office:value="0.144337567297406" calcext:value-type="float">
            <text:p>0.1443375673</text:p>
          </table:table-cell>
          <table:table-cell office:value-type="float" office:value="0.0000344654846066235" calcext:value-type="float">
            <text:p>3.45E-05</text:p>
          </table:table-cell>
          <table:table-cell office:value-type="float" office:value="0.328122" calcext:value-type="float">
            <text:p>0.328122</text:p>
          </table:table-cell>
          <table:table-cell/>
          <table:table-cell table:formula="of:=[.A13]" office:value-type="float" office:value="0.144337567297406" calcext:value-type="float">
            <text:p>0.1443375673</text:p>
          </table:table-cell>
          <table:table-cell table:formula="of:=SQRT([.B13])/[.$E$6]" office:value-type="float" office:value="0.00380715435801691" calcext:value-type="float">
            <text:p>0.0038071544</text:p>
          </table:table-cell>
          <table:table-cell table:formula="of:=[.C13]/[.$E$2]" office:value-type="float" office:value="0.0514741548356734" calcext:value-type="float">
            <text:p>0.0514741548</text:p>
          </table:table-cell>
          <table:table-cell table:formula="of:=[.G13]*[.$E$3]" office:value-type="float" office:value="0.257370774178367" calcext:value-type="float">
            <text:p>0.2573707742</text:p>
          </table:table-cell>
          <table:table-cell table:number-columns-repeated="2"/>
        </table:table-row>
        <table:table-row table:style-name="ro1">
          <table:table-cell table:formula="of:=1/SQRT([.A5]*([.$B$10]+1)^2)" office:value-type="float" office:value="0.0721687836487032" calcext:value-type="float">
            <text:p>0.0721687836</text:p>
          </table:table-cell>
          <table:table-cell office:value-type="float" office:value="0.0000393978003606277" calcext:value-type="float">
            <text:p>3.94E-05</text:p>
          </table:table-cell>
          <table:table-cell office:value-type="float" office:value="0.834276" calcext:value-type="float">
            <text:p>0.834276</text:p>
          </table:table-cell>
          <table:table-cell/>
          <table:table-cell table:formula="of:=[.A14]" office:value-type="float" office:value="0.0721687836487032" calcext:value-type="float">
            <text:p>0.0721687836</text:p>
          </table:table-cell>
          <table:table-cell table:formula="of:=SQRT([.B14])/[.$E$6]" office:value-type="float" office:value="0.00407046737515041" calcext:value-type="float">
            <text:p>0.0040704674</text:p>
          </table:table-cell>
          <table:table-cell table:formula="of:=[.C14]/[.$E$2]" office:value-type="float" office:value="0.13087708839909" calcext:value-type="float">
            <text:p>0.1308770884</text:p>
          </table:table-cell>
          <table:table-cell table:formula="of:=[.G14]*[.$E$3]" office:value-type="float" office:value="0.654385441995451" calcext:value-type="float">
            <text:p>0.654385442</text:p>
          </table:table-cell>
          <table:table-cell table:number-columns-repeated="2"/>
        </table:table-row>
        <table:table-row table:style-name="ro1">
          <table:table-cell table:formula="of:=1/SQRT([.A6]*([.$B$10]+1)^2)" office:value-type="float" office:value="0.0360843918243516" calcext:value-type="float">
            <text:p>0.0360843918</text:p>
          </table:table-cell>
          <table:table-cell office:value-type="float" office:value="0.0000327244205448839" calcext:value-type="float">
            <text:p>3.27E-05</text:p>
          </table:table-cell>
          <table:table-cell office:value-type="float" office:value="4.178308" calcext:value-type="float">
            <text:p>4.178308</text:p>
          </table:table-cell>
          <table:table-cell/>
          <table:table-cell table:formula="of:=[.A15]" office:value-type="float" office:value="0.0360843918243516" calcext:value-type="float">
            <text:p>0.0360843918</text:p>
          </table:table-cell>
          <table:table-cell table:formula="of:=SQRT([.B15])/[.$E$6]" office:value-type="float" office:value="0.00370974683705943" calcext:value-type="float">
            <text:p>0.0037097468</text:p>
          </table:table-cell>
          <table:table-cell table:formula="of:=[.C15]/[.$E$2]" office:value-type="float" office:value="0.655472272335085" calcext:value-type="float">
            <text:p>0.6554722723</text:p>
          </table:table-cell>
          <table:table-cell table:formula="of:=[.G15]*[.$E$3]" office:value-type="float" office:value="3.27736136167543" calcext:value-type="float">
            <text:p>3.2773613617</text:p>
          </table:table-cell>
          <table:table-cell table:number-columns-repeated="2"/>
        </table:table-row>
        <table:table-row table:style-name="ro1">
          <table:table-cell table:formula="of:=1/SQRT([.A7]*([.$B$10]+1)^2)" office:value-type="float" office:value="0.0180421959121758" calcext:value-type="float">
            <text:p>0.0180421959</text:p>
          </table:table-cell>
          <table:table-cell office:value-type="float" office:value="0.0000154266785380012" calcext:value-type="float">
            <text:p>1.54E-05</text:p>
          </table:table-cell>
          <table:table-cell office:value-type="float" office:value="18.643974" calcext:value-type="float">
            <text:p>18.643974</text:p>
          </table:table-cell>
          <table:table-cell/>
          <table:table-cell table:formula="of:=[.A16]" office:value-type="float" office:value="0.0180421959121758" calcext:value-type="float">
            <text:p>0.0180421959</text:p>
          </table:table-cell>
          <table:table-cell table:formula="of:=SQRT([.B16])/[.$E$6]" office:value-type="float" office:value="0.00254709125932366" calcext:value-type="float">
            <text:p>0.0025470913</text:p>
          </table:table-cell>
          <table:table-cell table:formula="of:=[.C16]/[.$E$2]" office:value-type="float" office:value="2.92477433524198" calcext:value-type="float">
            <text:p>2.9247743352</text:p>
          </table:table-cell>
          <table:table-cell table:formula="of:=[.G16]*[.$E$3]" office:value-type="float" office:value="14.6238716762099" calcext:value-type="float">
            <text:p>14.623871676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ce1" office:value-type="string" calcext:value-type="string">
            <text:p>Execution Time (s)</text:p>
          </table:table-cell>
          <table:table-cell table:number-columns-repeated="7"/>
        </table:table-row>
        <table:table-row table:style-name="ro1">
          <table:table-cell table:formula="of:=1/SQRT([.A3]*([.$B$19]+1)^2)" office:value-type="float" office:value="0.144337567297406" calcext:value-type="float">
            <text:p>0.1443375673</text:p>
          </table:table-cell>
          <table:table-cell office:value-type="float" office:value="0.0000322858129594504" calcext:value-type="float">
            <text:p>3.23E-05</text:p>
          </table:table-cell>
          <table:table-cell office:value-type="float" office:value="0.166709" calcext:value-type="float">
            <text:p>0.166709</text:p>
          </table:table-cell>
          <table:table-cell/>
          <table:table-cell table:formula="of:=[.A21]" office:value-type="float" office:value="0.144337567297406" calcext:value-type="float">
            <text:p>0.1443375673</text:p>
          </table:table-cell>
          <table:table-cell table:formula="of:=SQRT([.B21])/[.$E$6]" office:value-type="float" office:value="0.00368480197887934" calcext:value-type="float">
            <text:p>0.003684802</text:p>
          </table:table-cell>
          <table:table-cell table:formula="of:=[.C21]/[.$E$2]" office:value-type="float" office:value="0.0261524825476508" calcext:value-type="float">
            <text:p>0.0261524825</text:p>
          </table:table-cell>
          <table:table-cell table:formula="of:=[.G21]*[.$E$3]" office:value-type="float" office:value="0.130762412738254" calcext:value-type="float">
            <text:p>0.1307624127</text:p>
          </table:table-cell>
          <table:table-cell table:number-columns-repeated="2"/>
        </table:table-row>
        <table:table-row table:style-name="ro1">
          <table:table-cell table:formula="of:=1/SQRT([.A4]*([.$B$19]+1)^2)" office:value-type="float" office:value="0.0721687836487032" calcext:value-type="float">
            <text:p>0.0721687836</text:p>
          </table:table-cell>
          <table:table-cell office:value-type="float" office:value="0.00000442966555851515" calcext:value-type="float">
            <text:p>4.43E-06</text:p>
          </table:table-cell>
          <table:table-cell office:value-type="float" office:value="0.524298" calcext:value-type="float">
            <text:p>0.524298</text:p>
          </table:table-cell>
          <table:table-cell/>
          <table:table-cell table:formula="of:=[.A22]" office:value-type="float" office:value="0.0721687836487032" calcext:value-type="float">
            <text:p>0.0721687836</text:p>
          </table:table-cell>
          <table:table-cell table:formula="of:=SQRT([.B22])/[.$E$6]" office:value-type="float" office:value="0.00136487776768125" calcext:value-type="float">
            <text:p>0.0013648778</text:p>
          </table:table-cell>
          <table:table-cell table:formula="of:=[.C22]/[.$E$2]" office:value-type="float" office:value="0.0822492744528983" calcext:value-type="float">
            <text:p>0.0822492745</text:p>
          </table:table-cell>
          <table:table-cell table:formula="of:=[.G22]*[.$E$3]" office:value-type="float" office:value="0.411246372264491" calcext:value-type="float">
            <text:p>0.4112463723</text:p>
          </table:table-cell>
          <table:table-cell table:number-columns-repeated="2"/>
        </table:table-row>
        <table:table-row table:style-name="ro1">
          <table:table-cell table:formula="of:=1/SQRT([.A5]*([.$B$19]+1)^2)" office:value-type="float" office:value="0.0360843918243516" calcext:value-type="float">
            <text:p>0.0360843918</text:p>
          </table:table-cell>
          <table:table-cell office:value-type="float" office:value="0.000000766377457810694" calcext:value-type="float">
            <text:p>7.66E-07</text:p>
          </table:table-cell>
          <table:table-cell office:value-type="float" office:value="1.719232" calcext:value-type="float">
            <text:p>1.719232</text:p>
          </table:table-cell>
          <table:table-cell/>
          <table:table-cell table:formula="of:=[.A23]" office:value-type="float" office:value="0.0360843918243516" calcext:value-type="float">
            <text:p>0.0360843918</text:p>
          </table:table-cell>
          <table:table-cell table:formula="of:=SQRT([.B23])/[.$E$6]" office:value-type="float" office:value="0.000567714061970695" calcext:value-type="float">
            <text:p>0.0005677141</text:p>
          </table:table-cell>
          <table:table-cell table:formula="of:=[.C23]/[.$E$2]" office:value-type="float" office:value="0.269704604282689" calcext:value-type="float">
            <text:p>0.2697046043</text:p>
          </table:table-cell>
          <table:table-cell table:formula="of:=[.G23]*[.$E$3]" office:value-type="float" office:value="1.34852302141344" calcext:value-type="float">
            <text:p>1.3485230214</text:p>
          </table:table-cell>
          <table:table-cell table:number-columns-repeated="2"/>
        </table:table-row>
        <table:table-row table:style-name="ro1">
          <table:table-cell table:formula="of:=1/SQRT([.A6]*([.$B$19]+1)^2)" office:value-type="float" office:value="0.0180421959121758" calcext:value-type="float">
            <text:p>0.0180421959</text:p>
          </table:table-cell>
          <table:table-cell office:value-type="float" office:value="0.0000000427397729693407" calcext:value-type="float">
            <text:p>4.27E-08</text:p>
          </table:table-cell>
          <table:table-cell office:value-type="float" office:value="8.530445" calcext:value-type="float">
            <text:p>8.530445</text:p>
          </table:table-cell>
          <table:table-cell/>
          <table:table-cell table:formula="of:=[.A24]" office:value-type="float" office:value="0.0180421959121758" calcext:value-type="float">
            <text:p>0.0180421959</text:p>
          </table:table-cell>
          <table:table-cell table:formula="of:=SQRT([.B24])/[.$E$6]" office:value-type="float" office:value="0.000134067773216183" calcext:value-type="float">
            <text:p>0.0001340678</text:p>
          </table:table-cell>
          <table:table-cell table:formula="of:=[.C24]/[.$E$2]" office:value-type="float" office:value="1.33821397756687" calcext:value-type="float">
            <text:p>1.3382139776</text:p>
          </table:table-cell>
          <table:table-cell table:formula="of:=[.G24]*[.$E$3]" office:value-type="float" office:value="6.69106988783434" calcext:value-type="float">
            <text:p>6.6910698878</text:p>
          </table:table-cell>
          <table:table-cell table:number-columns-repeated="2"/>
        </table:table-row>
        <table:table-row table:style-name="ro1">
          <table:table-cell table:formula="of:=1/SQRT([.A7]*([.$B$19]+1)^2)" office:value-type="float" office:value="0.0090210979560879" calcext:value-type="float">
            <text:p>0.009021098</text:p>
          </table:table-cell>
          <table:table-cell office:value-type="float" office:value="0.00000000173409547341622" calcext:value-type="float">
            <text:p>1.73E-09</text:p>
          </table:table-cell>
          <table:table-cell office:value-type="float" office:value="57.55723" calcext:value-type="float">
            <text:p>57.55723</text:p>
          </table:table-cell>
          <table:table-cell/>
          <table:table-cell table:formula="of:=[.A25]" office:value-type="float" office:value="0.0090210979560879" calcext:value-type="float">
            <text:p>0.009021098</text:p>
          </table:table-cell>
          <table:table-cell table:formula="of:=SQRT([.B25])/[.$E$6]" office:value-type="float" office:value="0.0000270050380114824" calcext:value-type="float">
            <text:p>0.000027005</text:p>
          </table:table-cell>
          <table:table-cell table:formula="of:=[.C25]/[.$E$2]" office:value-type="float" office:value="9.02929327790415" calcext:value-type="float">
            <text:p>9.0292932779</text:p>
          </table:table-cell>
          <table:table-cell table:formula="of:=[.G25]*[.$E$3]" office:value-type="float" office:value="45.1464663895208" calcext:value-type="float">
            <text:p>45.146466389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ce1" office:value-type="string" calcext:value-type="string">
            <text:p>Execution Time (s)</text:p>
          </table:table-cell>
          <table:table-cell table:number-columns-repeated="7"/>
        </table:table-row>
        <table:table-row table:style-name="ro1">
          <table:table-cell table:formula="of:=1/SQRT([.A3]*([.$B$28]+1)^2)" office:value-type="float" office:value="0.0962250448649376" calcext:value-type="float">
            <text:p>0.0962250449</text:p>
          </table:table-cell>
          <table:table-cell office:value-type="float" office:value="0.0000031540899182995" calcext:value-type="float">
            <text:p>3.15E-06</text:p>
          </table:table-cell>
          <table:table-cell office:value-type="float" office:value="0.297191" calcext:value-type="float">
            <text:p>0.297191</text:p>
          </table:table-cell>
          <table:table-cell/>
          <table:table-cell table:formula="of:=[.A30]" office:value-type="float" office:value="0.0962250448649376" calcext:value-type="float">
            <text:p>0.0962250449</text:p>
          </table:table-cell>
          <table:table-cell table:formula="of:=SQRT([.B30])/[.$E$6]" office:value-type="float" office:value="0.00115171580247205" calcext:value-type="float">
            <text:p>0.0011517158</text:p>
          </table:table-cell>
          <table:table-cell table:formula="of:=[.C30]/[.$E$2]" office:value-type="float" office:value="0.046621852694329" calcext:value-type="float">
            <text:p>0.0466218527</text:p>
          </table:table-cell>
          <table:table-cell table:formula="of:=[.G30]*[.$E$3]" office:value-type="float" office:value="0.233109263471645" calcext:value-type="float">
            <text:p>0.2331092635</text:p>
          </table:table-cell>
          <table:table-cell table:number-columns-repeated="2"/>
        </table:table-row>
        <table:table-row table:style-name="ro1">
          <table:table-cell table:formula="of:=1/SQRT([.A4]*([.$B$28]+1)^2)" office:value-type="float" office:value="0.0481125224324688" calcext:value-type="float">
            <text:p>0.0481125224</text:p>
          </table:table-cell>
          <table:table-cell office:value-type="float" office:value="0.000000381804684145683" calcext:value-type="float">
            <text:p>3.82E-07</text:p>
          </table:table-cell>
          <table:table-cell office:value-type="float" office:value="0.960186" calcext:value-type="float">
            <text:p>0.960186</text:p>
          </table:table-cell>
          <table:table-cell/>
          <table:table-cell table:formula="of:=[.A31]" office:value-type="float" office:value="0.0481125224324688" calcext:value-type="float">
            <text:p>0.0481125224</text:p>
          </table:table-cell>
          <table:table-cell table:formula="of:=SQRT([.B31])/[.$E$6]" office:value-type="float" office:value="0.000400708833782494" calcext:value-type="float">
            <text:p>0.0004007088</text:p>
          </table:table-cell>
          <table:table-cell table:formula="of:=[.C31]/[.$E$2]" office:value-type="float" office:value="0.150629225821633" calcext:value-type="float">
            <text:p>0.1506292258</text:p>
          </table:table-cell>
          <table:table-cell table:formula="of:=[.G31]*[.$E$3]" office:value-type="float" office:value="0.753146129108165" calcext:value-type="float">
            <text:p>0.7531461291</text:p>
          </table:table-cell>
          <table:table-cell table:number-columns-repeated="2"/>
        </table:table-row>
        <table:table-row table:style-name="ro1">
          <table:table-cell table:formula="of:=1/SQRT([.A5]*([.$B$28]+1)^2)" office:value-type="float" office:value="0.0240562612162344" calcext:value-type="float">
            <text:p>0.0240562612</text:p>
          </table:table-cell>
          <table:table-cell office:value-type="float" office:value="0.00000000710963988948846" calcext:value-type="float">
            <text:p>7.11E-09</text:p>
          </table:table-cell>
          <table:table-cell office:value-type="float" office:value="3.838853" calcext:value-type="float">
            <text:p>3.838853</text:p>
          </table:table-cell>
          <table:table-cell/>
          <table:table-cell table:formula="of:=[.A32]" office:value-type="float" office:value="0.0240562612162344" calcext:value-type="float">
            <text:p>0.0240562612</text:p>
          </table:table-cell>
          <table:table-cell table:formula="of:=SQRT([.B32])/[.$E$6]" office:value-type="float" office:value="0.0000546804515797984" calcext:value-type="float">
            <text:p>5.46804515797984E-05</text:p>
          </table:table-cell>
          <table:table-cell table:formula="of:=[.C32]/[.$E$2]" office:value-type="float" office:value="0.602220252568829" calcext:value-type="float">
            <text:p>0.6022202526</text:p>
          </table:table-cell>
          <table:table-cell table:formula="of:=[.G32]*[.$E$3]" office:value-type="float" office:value="3.01110126284414" calcext:value-type="float">
            <text:p>3.0111012628</text:p>
          </table:table-cell>
          <table:table-cell table:number-columns-repeated="2"/>
        </table:table-row>
        <table:table-row table:style-name="ro1">
          <table:table-cell table:formula="of:=1/SQRT([.A6]*([.$B$28]+1)^2)" office:value-type="float" office:value="0.0120281306081172" calcext:value-type="float">
            <text:p>0.0120281306</text:p>
          </table:table-cell>
          <table:table-cell office:value-type="float" office:value="0.000000000131662580274019" calcext:value-type="float">
            <text:p>1.32E-10</text:p>
          </table:table-cell>
          <table:table-cell office:value-type="float" office:value="20.482767" calcext:value-type="float">
            <text:p>20.482767</text:p>
          </table:table-cell>
          <table:table-cell/>
          <table:table-cell table:formula="of:=[.A33]" office:value-type="float" office:value="0.0120281306081172" calcext:value-type="float">
            <text:p>0.0120281306</text:p>
          </table:table-cell>
          <table:table-cell table:formula="of:=SQRT([.B33])/[.$E$6]" office:value-type="float" office:value="0.00000744113993227615" calcext:value-type="float">
            <text:p>7.44113993227615E-06</text:p>
          </table:table-cell>
          <table:table-cell table:formula="of:=[.C33]/[.$E$2]" office:value-type="float" office:value="3.21323507726096" calcext:value-type="float">
            <text:p>3.2132350773</text:p>
          </table:table-cell>
          <table:table-cell table:formula="of:=[.G33]*[.$E$3]" office:value-type="float" office:value="16.0661753863048" calcext:value-type="float">
            <text:p>16.0661753863</text:p>
          </table:table-cell>
          <table:table-cell table:number-columns-repeated="2"/>
        </table:table-row>
        <table:table-row table:style-name="ro1">
          <table:table-cell table:formula="of:=1/SQRT([.A7]*([.$B$28]+1)^2)" office:value-type="float" office:value="0.0060140653040586" calcext:value-type="float">
            <text:p>0.0060140653</text:p>
          </table:table-cell>
          <table:table-cell office:value-type="float" office:value="0.00000000000196081285940462" calcext:value-type="float">
            <text:p>1.96E-12</text:p>
          </table:table-cell>
          <table:table-cell office:value-type="float" office:value="172.360501" calcext:value-type="float">
            <text:p>172.360501</text:p>
          </table:table-cell>
          <table:table-cell/>
          <table:table-cell table:formula="of:=[.A34]" office:value-type="float" office:value="0.0060140653040586" calcext:value-type="float">
            <text:p>0.0060140653</text:p>
          </table:table-cell>
          <table:table-cell table:formula="of:=SQRT([.B34])/[.$E$6]" office:value-type="float" office:value="0.000000908084711263388" calcext:value-type="float">
            <text:p>9.08084711263388E-07</text:p>
          </table:table-cell>
          <table:table-cell table:formula="of:=[.C34]/[.$E$2]" office:value-type="float" office:value="27.0390620440819" calcext:value-type="float">
            <text:p>27.0390620441</text:p>
          </table:table-cell>
          <table:table-cell table:formula="of:=[.G34]*[.$E$3]" office:value-type="float" office:value="135.195310220409" calcext:value-type="float">
            <text:p>135.195310220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ce1" office:value-type="string" calcext:value-type="string">
            <text:p>Execution Time (s)</text:p>
          </table:table-cell>
          <table:table-cell table:number-columns-repeated="7"/>
        </table:table-row>
        <table:table-row table:style-name="ro1">
          <table:table-cell table:formula="of:=1/SQRT([.A3]*([.$B$37]+1)^2)" office:value-type="float" office:value="0.0721687836487032" calcext:value-type="float">
            <text:p>0.0721687836</text:p>
          </table:table-cell>
          <table:table-cell office:value-type="float" office:value="0.00000111692530951806" calcext:value-type="float">
            <text:p>1.12E-06</text:p>
          </table:table-cell>
          <table:table-cell office:value-type="float" office:value="0.567161" calcext:value-type="float">
            <text:p>0.567161</text:p>
          </table:table-cell>
          <table:table-cell/>
          <table:table-cell table:formula="of:=[.A39]" office:value-type="float" office:value="0.0721687836487032" calcext:value-type="float">
            <text:p>0.0721687836</text:p>
          </table:table-cell>
          <table:table-cell table:formula="of:=SQRT([.B39])/[.$E$6]" office:value-type="float" office:value="0.000685362529405374" calcext:value-type="float">
            <text:p>0.0006853625</text:p>
          </table:table-cell>
          <table:table-cell table:formula="of:=[.C39]/[.$E$2]" office:value-type="float" office:value="0.0889734096791905" calcext:value-type="float">
            <text:p>0.0889734097</text:p>
          </table:table-cell>
          <table:table-cell table:formula="of:=[.G39]*[.$E$3]" office:value-type="float" office:value="0.444867048395953" calcext:value-type="float">
            <text:p>0.4448670484</text:p>
          </table:table-cell>
          <table:table-cell table:number-columns-repeated="2"/>
        </table:table-row>
        <table:table-row table:style-name="ro1">
          <table:table-cell table:formula="of:=1/SQRT([.A4]*([.$B$37]+1)^2)" office:value-type="float" office:value="0.0360843918243516" calcext:value-type="float">
            <text:p>0.0360843918</text:p>
          </table:table-cell>
          <table:table-cell office:value-type="float" office:value="0.0000000177382870641883" calcext:value-type="float">
            <text:p>1.77E-08</text:p>
          </table:table-cell>
          <table:table-cell office:value-type="float" office:value="2.105743" calcext:value-type="float">
            <text:p>2.105743</text:p>
          </table:table-cell>
          <table:table-cell/>
          <table:table-cell table:formula="of:=[.A40]" office:value-type="float" office:value="0.0360843918243516" calcext:value-type="float">
            <text:p>0.0360843918</text:p>
          </table:table-cell>
          <table:table-cell table:formula="of:=SQRT([.B40])/[.$E$6]" office:value-type="float" office:value="0.0000863702407376717" calcext:value-type="float">
            <text:p>8.63702407376717E-05</text:p>
          </table:table-cell>
          <table:table-cell table:formula="of:=[.C40]/[.$E$2]" office:value-type="float" office:value="0.330338536355793" calcext:value-type="float">
            <text:p>0.3303385364</text:p>
          </table:table-cell>
          <table:table-cell table:formula="of:=[.G40]*[.$E$3]" office:value-type="float" office:value="1.65169268177896" calcext:value-type="float">
            <text:p>1.6516926818</text:p>
          </table:table-cell>
          <table:table-cell table:number-columns-repeated="2"/>
        </table:table-row>
        <table:table-row table:style-name="ro1">
          <table:table-cell table:formula="of:=1/SQRT([.A5]*([.$B$37]+1)^2)" office:value-type="float" office:value="0.0180421959121758" calcext:value-type="float">
            <text:p>0.0180421959</text:p>
          </table:table-cell>
          <table:table-cell office:value-type="float" office:value="0.000000000133803574481803" calcext:value-type="float">
            <text:p>1.34E-10</text:p>
          </table:table-cell>
          <table:table-cell office:value-type="float" office:value="9.508136" calcext:value-type="float">
            <text:p>9.508136</text:p>
          </table:table-cell>
          <table:table-cell/>
          <table:table-cell table:formula="of:=[.A41]" office:value-type="float" office:value="0.0180421959121758" calcext:value-type="float">
            <text:p>0.0180421959</text:p>
          </table:table-cell>
          <table:table-cell table:formula="of:=SQRT([.B41])/[.$E$6]" office:value-type="float" office:value="0.00000750139696432248" calcext:value-type="float">
            <text:p>7.50139696432248E-06</text:p>
          </table:table-cell>
          <table:table-cell table:formula="of:=[.C41]/[.$E$2]" office:value-type="float" office:value="1.49158930112166" calcext:value-type="float">
            <text:p>1.4915893011</text:p>
          </table:table-cell>
          <table:table-cell table:formula="of:=[.G41]*[.$E$3]" office:value-type="float" office:value="7.45794650560828" calcext:value-type="float">
            <text:p>7.4579465056</text:p>
          </table:table-cell>
          <table:table-cell table:number-columns-repeated="2"/>
        </table:table-row>
        <table:table-row table:style-name="ro1">
          <table:table-cell table:formula="of:=1/SQRT([.A6]*([.$B$37]+1)^2)" office:value-type="float" office:value="0.0090210979560879" calcext:value-type="float">
            <text:p>0.009021098</text:p>
          </table:table-cell>
          <table:table-cell office:value-type="float" office:value="0.000000000000353908131008363" calcext:value-type="float">
            <text:p>3.54E-13</text:p>
          </table:table-cell>
          <table:table-cell office:value-type="float" office:value="73.879789" calcext:value-type="float">
            <text:p>73.879789</text:p>
          </table:table-cell>
          <table:table-cell/>
          <table:table-cell table:formula="of:=[.A42]" office:value-type="float" office:value="0.0090210979560879" calcext:value-type="float">
            <text:p>0.009021098</text:p>
          </table:table-cell>
          <table:table-cell table:formula="of:=SQRT([.B42])/[.$E$6]" office:value-type="float" office:value="0.000000385792304974279" calcext:value-type="float">
            <text:p>3.85792304974279E-07</text:p>
          </table:table-cell>
          <table:table-cell table:formula="of:=[.C42]/[.$E$2]" office:value-type="float" office:value="11.5898955212174" calcext:value-type="float">
            <text:p>11.5898955212</text:p>
          </table:table-cell>
          <table:table-cell table:formula="of:=[.G42]*[.$E$3]" office:value-type="float" office:value="57.9494776060868" calcext:value-type="float">
            <text:p>57.9494776061</text:p>
          </table:table-cell>
          <table:table-cell table:number-columns-repeated="2"/>
        </table:table-row>
        <table:table-row table:style-name="ro1">
          <table:table-cell table:formula="of:=1/SQRT([.A7]*([.$B$37]+1)^2)" office:value-type="float" office:value="0.00451054897804395" calcext:value-type="float">
            <text:p>0.004510549</text:p>
          </table:table-cell>
          <table:table-cell office:value-type="float" office:value="1.85544887281075E-015" calcext:value-type="float">
            <text:p>1.86E-15</text:p>
          </table:table-cell>
          <table:table-cell office:value-type="float" office:value="388.030117" calcext:value-type="float">
            <text:p>388.030117</text:p>
          </table:table-cell>
          <table:table-cell/>
          <table:table-cell table:formula="of:=[.A43]" office:value-type="float" office:value="0.00451054897804395" calcext:value-type="float">
            <text:p>0.004510549</text:p>
          </table:table-cell>
          <table:table-cell table:formula="of:=SQRT([.B43])/[.$E$6]" office:value-type="float" office:value="0.000000027933977984114" calcext:value-type="float">
            <text:p>2.7933977984114E-08</text:p>
          </table:table-cell>
          <table:table-cell table:formula="of:=[.C43]/[.$E$2]" office:value-type="float" office:value="60.8722436269511" calcext:value-type="float">
            <text:p>60.872243627</text:p>
          </table:table-cell>
          <table:table-cell table:formula="of:=[.G43]*[.$E$3]" office:value-type="float" office:value="304.361218134756" calcext:value-type="float">
            <text:p>304.361218134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ce1" office:value-type="string" calcext:value-type="string">
            <text:p>Execution Time (s)</text:p>
          </table:table-cell>
          <table:table-cell table:number-columns-repeated="7"/>
        </table:table-row>
        <table:table-row table:style-name="ro1">
          <table:table-cell table:formula="of:=1/SQRT([.A3]*([.$B$46]+1)^2)" office:value-type="float" office:value="0.0577350269189626" calcext:value-type="float">
            <text:p>0.0577350269</text:p>
          </table:table-cell>
          <table:table-cell office:value-type="float" office:value="0.0000000290041317458544" calcext:value-type="float">
            <text:p>2.90E-08</text:p>
          </table:table-cell>
          <table:table-cell office:value-type="float" office:value="1.150586" calcext:value-type="float">
            <text:p>1.150586</text:p>
          </table:table-cell>
          <table:table-cell/>
          <table:table-cell table:formula="of:=[.A48]" office:value-type="float" office:value="0.0577350269189626" calcext:value-type="float">
            <text:p>0.0577350269</text:p>
          </table:table-cell>
          <table:table-cell table:formula="of:=SQRT([.B48])/[.$E$6]" office:value-type="float" office:value="0.000110443007678763" calcext:value-type="float">
            <text:p>0.000110443</text:p>
          </table:table-cell>
          <table:table-cell table:formula="of:=[.C48]/[.$E$2]" office:value-type="float" office:value="0.180498235155699" calcext:value-type="float">
            <text:p>0.1804982352</text:p>
          </table:table-cell>
          <table:table-cell table:formula="of:=[.G48]*[.$E$3]" office:value-type="float" office:value="0.902491175778493" calcext:value-type="float">
            <text:p>0.9024911758</text:p>
          </table:table-cell>
          <table:table-cell table:number-columns-repeated="2"/>
        </table:table-row>
        <table:table-row table:style-name="ro1">
          <table:table-cell table:formula="of:=1/SQRT([.A4]*([.$B$46]+1)^2)" office:value-type="float" office:value="0.0288675134594813" calcext:value-type="float">
            <text:p>0.0288675135</text:p>
          </table:table-cell>
          <table:table-cell office:value-type="float" office:value="0.00000000344866121841043" calcext:value-type="float">
            <text:p>3.45E-09</text:p>
          </table:table-cell>
          <table:table-cell office:value-type="float" office:value="5.027246" calcext:value-type="float">
            <text:p>5.027246</text:p>
          </table:table-cell>
          <table:table-cell/>
          <table:table-cell table:formula="of:=[.A49]" office:value-type="float" office:value="0.0288675134594813" calcext:value-type="float">
            <text:p>0.0288675135</text:p>
          </table:table-cell>
          <table:table-cell table:formula="of:=SQRT([.B49])/[.$E$6]" office:value-type="float" office:value="0.0000380832108505453" calcext:value-type="float">
            <text:p>3.80832108505453E-05</text:p>
          </table:table-cell>
          <table:table-cell table:formula="of:=[.C49]/[.$E$2]" office:value-type="float" office:value="0.788649462702957" calcext:value-type="float">
            <text:p>0.7886494627</text:p>
          </table:table-cell>
          <table:table-cell table:formula="of:=[.G49]*[.$E$3]" office:value-type="float" office:value="3.94324731351479" calcext:value-type="float">
            <text:p>3.9432473135</text:p>
          </table:table-cell>
          <table:table-cell table:number-columns-repeated="2"/>
        </table:table-row>
        <table:table-row table:style-name="ro1">
          <table:table-cell table:formula="of:=1/SQRT([.A5]*([.$B$46]+1)^2)" office:value-type="float" office:value="0.0144337567297406" calcext:value-type="float">
            <text:p>0.0144337567</text:p>
          </table:table-cell>
          <table:table-cell office:value-type="float" office:value="0.000000000000524135959571019" calcext:value-type="float">
            <text:p>5.24E-13</text:p>
          </table:table-cell>
          <table:table-cell office:value-type="float" office:value="23.224195" calcext:value-type="float">
            <text:p>23.224195</text:p>
          </table:table-cell>
          <table:table-cell/>
          <table:table-cell table:formula="of:=[.A50]" office:value-type="float" office:value="0.0144337567297406" calcext:value-type="float">
            <text:p>0.0144337567</text:p>
          </table:table-cell>
          <table:table-cell table:formula="of:=SQRT([.B50])/[.$E$6]" office:value-type="float" office:value="0.000000469494240431941" calcext:value-type="float">
            <text:p>4.69494240431941E-07</text:p>
          </table:table-cell>
          <table:table-cell table:formula="of:=[.C50]/[.$E$2]" office:value-type="float" office:value="3.64329672915523" calcext:value-type="float">
            <text:p>3.6432967292</text:p>
          </table:table-cell>
          <table:table-cell table:formula="of:=[.G50]*[.$E$3]" office:value-type="float" office:value="18.2164836457761" calcext:value-type="float">
            <text:p>18.2164836458</text:p>
          </table:table-cell>
          <table:table-cell table:number-columns-repeated="2"/>
        </table:table-row>
        <table:table-row table:style-name="ro1">
          <table:table-cell table:formula="of:=1/SQRT([.A6]*([.$B$46]+1)^2)" office:value-type="float" office:value="0.00721687836487032" calcext:value-type="float">
            <text:p>0.0072168784</text:p>
          </table:table-cell>
          <table:table-cell office:value-type="float" office:value="7.28785696660831E-015" calcext:value-type="float">
            <text:p>7.29E-15</text:p>
          </table:table-cell>
          <table:table-cell office:value-type="float" office:value="127.467753" calcext:value-type="float">
            <text:p>127.467753</text:p>
          </table:table-cell>
          <table:table-cell/>
          <table:table-cell table:formula="of:=[.A51]" office:value-type="float" office:value="0.00721687836487032" calcext:value-type="float">
            <text:p>0.0072168784</text:p>
          </table:table-cell>
          <table:table-cell table:formula="of:=SQRT([.B51])/[.$E$6]" office:value-type="float" office:value="0.0000000553615461715326" calcext:value-type="float">
            <text:p>5.53615461715326E-08</text:p>
          </table:table-cell>
          <table:table-cell table:formula="of:=[.C51]/[.$E$2]" office:value-type="float" office:value="19.9965100007844" calcext:value-type="float">
            <text:p>19.9965100008</text:p>
          </table:table-cell>
          <table:table-cell table:formula="of:=[.G51]*[.$E$3]" office:value-type="float" office:value="99.9825500039219" calcext:value-type="float">
            <text:p>99.9825500039</text:p>
          </table:table-cell>
          <table:table-cell table:number-columns-repeated="2"/>
        </table:table-row>
        <table:table-row table:style-name="ro1">
          <table:table-cell table:formula="of:=1/SQRT([.A7]*([.$B$46]+1)^2)" office:value-type="float" office:value="0.00360843918243516" calcext:value-type="float">
            <text:p>0.0036084392</text:p>
          </table:table-cell>
          <table:table-cell office:value-type="float" office:value="5.73753568132346E-018" calcext:value-type="float">
            <text:p>5.74E-18</text:p>
          </table:table-cell>
          <table:table-cell office:value-type="float" office:value="814.442566" calcext:value-type="float">
            <text:p>814.442566</text:p>
          </table:table-cell>
          <table:table-cell/>
          <table:table-cell table:formula="of:=[.A52]" office:value-type="float" office:value="0.00360843918243516" calcext:value-type="float">
            <text:p>0.0036084392</text:p>
          </table:table-cell>
          <table:table-cell table:formula="of:=SQRT([.B52])/[.$E$6]" office:value-type="float" office:value="0.00000000155335596802091" calcext:value-type="float">
            <text:p>1.55335596802091E-09</text:p>
          </table:table-cell>
          <table:table-cell table:formula="of:=[.C52]/[.$E$2]" office:value-type="float" office:value="127.765717468037" calcext:value-type="float">
            <text:p>127.765717468</text:p>
          </table:table-cell>
          <table:table-cell table:formula="of:=[.G52]*[.$E$3]" office:value-type="float" office:value="638.828587340184" calcext:value-type="float">
            <text:p>638.82858734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4:21:43.264000000</meta:creation-date>
    <dc:date>2016-05-22T20:44:55.462000000</dc:date>
    <meta:editing-duration>PT5H27M31S</meta:editing-duration>
    <meta:editing-cycles>4</meta:editing-cycles>
    <meta:generator>LibreOffice/5.0.4.2$Windows_X86_64 LibreOffice_project/2b9802c1994aa0b7dc6079e128979269cf95bc78</meta:generator>
    <meta:document-statistic meta:table-count="1" meta:cell-count="221" meta:object-count="0"/>
  </office:meta>
</office:document-meta>
</file>